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8"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08.65mm" svg:height="160.7mm" svg:x="140.98mm" svg:y="164.95mm">
            <draw:object draw:notify-on-update-of-ranges="Sheet1.B37:Sheet1.B37 Sheet1.B38:Sheet1.B72 Sheet1.F37:Sheet1.F37 Sheet1.F38:Sheet1.F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6.27mm" svg:height="158.64mm" svg:x="142.25mm" svg:y="0mm">
            <draw:object draw:notify-on-update-of-ranges="Sheet1.B1:Sheet1.B1 Sheet1.B2:Sheet1.B36 Sheet1.F1:Sheet1.F1 Sheet1.F2:Sheet1.F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ol </text:p>
          </table:table-cell>
          <table:table-cell office:value-type="string" calcext:value-type="string">
            <text:p>nthreads </text:p>
          </table:table-cell>
          <table:table-cell office:value-type="string" calcext:value-type="string">
            <text:p>size </text:p>
          </table:table-cell>
          <table:table-cell office:value-type="string" calcext:value-type="string">
            <text:p>repetitions </text:p>
          </table:table-cell>
          <table:table-cell office:value-type="string" calcext:value-type="string">
            <text:p>usec</text:p>
          </table:table-cell>
          <table:table-cell table:style-name="ce1" office:value-type="string" calcext:value-type="string">
            <text:p>speedup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5621072" calcext:value-type="float">
            <text:p>5621072</text:p>
          </table:table-cell>
          <table:table-cell office:value-type="float" office:value="0" calcext:value-type="float">
            <text:p>0,0000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2805236" calcext:value-type="float">
            <text:p>2805236</text:p>
          </table:table-cell>
          <table:table-cell table:formula="of:=[.E2]/[.E3]" office:value-type="float" office:value="2.00377864821355" calcext:value-type="float">
            <text:p>2,0038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4" calcext:value-type="float">
            <text:p>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000" calcext:value-type="float">
            <text:p>2000</text:p>
          </table:table-cell>
          <table:table-cell office:value-type="float" office:value="1442014" calcext:value-type="float">
            <text:p>1442014</text:p>
          </table:table-cell>
          <table:table-cell table:formula="of:=[.E2]/[.E4]" office:value-type="float" office:value="3.89807033773597" calcext:value-type="float">
            <text:p>3,8981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6" calcext:value-type="float">
            <text:p>6</text:p>
          </table:table-cell>
          <table:table-cell office:value-type="float" office:value="166667" calcext:value-type="float">
            <text:p>166667</text:p>
          </table:table-cell>
          <table:table-cell office:value-type="float" office:value="2000" calcext:value-type="float">
            <text:p>2000</text:p>
          </table:table-cell>
          <table:table-cell office:value-type="float" office:value="1026312" calcext:value-type="float">
            <text:p>1026312</text:p>
          </table:table-cell>
          <table:table-cell table:formula="of:=[.E2]/[.E5]" office:value-type="float" office:value="5.4769621713475" calcext:value-type="float">
            <text:p>5,4770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8" calcext:value-type="float">
            <text:p>8</text:p>
          </table:table-cell>
          <table:table-cell office:value-type="float" office:value="125000" calcext:value-type="float">
            <text:p>125000</text:p>
          </table:table-cell>
          <table:table-cell office:value-type="float" office:value="2000" calcext:value-type="float">
            <text:p>2000</text:p>
          </table:table-cell>
          <table:table-cell office:value-type="float" office:value="820605" calcext:value-type="float">
            <text:p>820605</text:p>
          </table:table-cell>
          <table:table-cell table:formula="of:=[.E2]/[.E6]" office:value-type="float" office:value="6.84991195520378" calcext:value-type="float">
            <text:p>6,8499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55545" calcext:value-type="float">
            <text:p>655545</text:p>
          </table:table-cell>
          <table:table-cell table:formula="of:=[.E2]/[.E7]" office:value-type="float" office:value="8.5746546766431" calcext:value-type="float">
            <text:p>8,5747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83334" calcext:value-type="float">
            <text:p>83334</text:p>
          </table:table-cell>
          <table:table-cell office:value-type="float" office:value="2000" calcext:value-type="float">
            <text:p>2000</text:p>
          </table:table-cell>
          <table:table-cell office:value-type="float" office:value="556527" calcext:value-type="float">
            <text:p>556527</text:p>
          </table:table-cell>
          <table:table-cell table:formula="of:=[.E2]/[.E8]" office:value-type="float" office:value="10.1002682709015" calcext:value-type="float">
            <text:p>10,1003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1" calcext:value-type="float">
            <text:p>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33625857" calcext:value-type="float">
            <text:p>33625857</text:p>
          </table:table-cell>
          <table:table-cell office:value-type="float" office:value="0" calcext:value-type="float">
            <text:p>0,0000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2" calcext:value-type="float">
            <text:p>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6819819" calcext:value-type="float">
            <text:p>16819819</text:p>
          </table:table-cell>
          <table:table-cell table:formula="of:=[.E9]/[.E10]" office:value-type="float" office:value="1.99918066894775" calcext:value-type="float">
            <text:p>1,9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4" calcext:value-type="float">
            <text:p>4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8894915" calcext:value-type="float">
            <text:p>8894915</text:p>
          </table:table-cell>
          <table:table-cell table:formula="of:=[.E9]/[.E11]" office:value-type="float" office:value="3.78034607413337" calcext:value-type="float">
            <text:p>3,7803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348025" calcext:value-type="float">
            <text:p>6348025</text:p>
          </table:table-cell>
          <table:table-cell table:formula="of:=[.E9]/[.E12]" office:value-type="float" office:value="5.29705806136554" calcext:value-type="float">
            <text:p>5,2971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8" calcext:value-type="float">
            <text:p>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6150193" calcext:value-type="float">
            <text:p>6150193</text:p>
          </table:table-cell>
          <table:table-cell table:formula="of:=[.E9]/[.E13]" office:value-type="float" office:value="5.46744744433224" calcext:value-type="float">
            <text:p>5,4674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6669775" calcext:value-type="float">
            <text:p>6669775</text:p>
          </table:table-cell>
          <table:table-cell table:formula="of:=[.E9]/[.E14]" office:value-type="float" office:value="5.0415279375991" calcext:value-type="float">
            <text:p>5,0415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500000" calcext:value-type="float">
            <text:p>500000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6841765" calcext:value-type="float">
            <text:p>6841765</text:p>
          </table:table-cell>
          <table:table-cell table:formula="of:=[.E9]/[.E15]" office:value-type="float" office:value="4.91479274719316" calcext:value-type="float">
            <text:p>4,9148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1" calcext:value-type="float">
            <text:p>1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85475" calcext:value-type="float">
            <text:p>1685475</text:p>
          </table:table-cell>
          <table:table-cell office:value-type="float" office:value="0" calcext:value-type="float">
            <text:p>0,0000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2" calcext:value-type="float">
            <text:p>2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47040" calcext:value-type="float">
            <text:p>847040</text:p>
          </table:table-cell>
          <table:table-cell table:formula="of:=[.E16]/[.E17]" office:value-type="float" office:value="1.98984109369097" calcext:value-type="float">
            <text:p>1,9898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4" calcext:value-type="float">
            <text:p>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24550" calcext:value-type="float">
            <text:p>424550</text:p>
          </table:table-cell>
          <table:table-cell table:formula="of:=[.E16]/[.E18]" office:value-type="float" office:value="3.97002708750442" calcext:value-type="float">
            <text:p>3,9700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19259" calcext:value-type="float">
            <text:p>319259</text:p>
          </table:table-cell>
          <table:table-cell table:formula="of:=[.E16]/[.E19]" office:value-type="float" office:value="5.27933433356616" calcext:value-type="float">
            <text:p>5,2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8" calcext:value-type="float">
            <text:p>8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" calcext:value-type="float">
            <text:p>1000</text:p>
          </table:table-cell>
          <table:table-cell office:value-type="float" office:value="243311" calcext:value-type="float">
            <text:p>243311</text:p>
          </table:table-cell>
          <table:table-cell table:formula="of:=[.E16]/[.E20]" office:value-type="float" office:value="6.92724537731545" calcext:value-type="float">
            <text:p>6,9272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10" calcext:value-type="float">
            <text:p>1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96471" calcext:value-type="float">
            <text:p>196471</text:p>
          </table:table-cell>
          <table:table-cell table:formula="of:=[.E16]/[.E21]" office:value-type="float" office:value="8.57874699065002" calcext:value-type="float">
            <text:p>8,5787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70768" calcext:value-type="float">
            <text:p>170768</text:p>
          </table:table-cell>
          <table:table-cell table:formula="of:=[.E16]/[.E22]" office:value-type="float" office:value="9.86996978356601" calcext:value-type="float">
            <text:p>9,8700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1" calcext:value-type="float">
            <text:p>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67186257" calcext:value-type="float">
            <text:p>67186257</text:p>
          </table:table-cell>
          <table:table-cell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2" calcext:value-type="float">
            <text:p>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33750454" calcext:value-type="float">
            <text:p>33750454</text:p>
          </table:table-cell>
          <table:table-cell table:formula="of:=[.E23]/[.E24]" office:value-type="float" office:value="1.99067713281724" calcext:value-type="float">
            <text:p>1,9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4" calcext:value-type="float">
            <text:p>4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4000" calcext:value-type="float">
            <text:p>4000</text:p>
          </table:table-cell>
          <table:table-cell office:value-type="float" office:value="18162057" calcext:value-type="float">
            <text:p>18162057</text:p>
          </table:table-cell>
          <table:table-cell table:formula="of:=[.E23]/[.E25]" office:value-type="float" office:value="3.69926473636769" calcext:value-type="float">
            <text:p>3,6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13070405" calcext:value-type="float">
            <text:p>13070405</text:p>
          </table:table-cell>
          <table:table-cell table:formula="of:=[.E23]/[.E26]" office:value-type="float" office:value="5.1403347486172" calcext:value-type="float">
            <text:p>5,1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8" calcext:value-type="float">
            <text:p>8</text:p>
          </table:table-cell>
          <table:table-cell office:value-type="float" office:value="750000" calcext:value-type="float">
            <text:p>750000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float" office:value="12652516" calcext:value-type="float">
            <text:p>12652516</text:p>
          </table:table-cell>
          <table:table-cell table:formula="of:=[.E23]/[.E27]" office:value-type="float" office:value="5.31011041598367" calcext:value-type="float">
            <text:p>5,3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float" office:value="13756192" calcext:value-type="float">
            <text:p>13756192</text:p>
          </table:table-cell>
          <table:table-cell table:formula="of:=[.E23]/[.E28]" office:value-type="float" office:value="4.88407380472736" calcext:value-type="float">
            <text:p>4,8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500000" calcext:value-type="float">
            <text:p>500000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float" office:value="13902264" calcext:value-type="float">
            <text:p>13902264</text:p>
          </table:table-cell>
          <table:table-cell table:formula="of:=[.E23]/[.E29]" office:value-type="float" office:value="4.83275652080841" calcext:value-type="float">
            <text:p>4,8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585585" calcext:value-type="float">
            <text:p>16585585</text:p>
          </table:table-cell>
          <table:table-cell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338887" calcext:value-type="float">
            <text:p>8338887</text:p>
          </table:table-cell>
          <table:table-cell table:formula="of:=[.E30]/[.E31]" office:value-type="float" office:value="1.98894468770233" calcext:value-type="float">
            <text:p>1,9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49461" calcext:value-type="float">
            <text:p>4249461</text:p>
          </table:table-cell>
          <table:table-cell table:formula="of:=[.E30]/[.E32]" office:value-type="float" office:value="3.90298557864162" calcext:value-type="float">
            <text:p>3,90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82387" calcext:value-type="float">
            <text:p>3082387</text:p>
          </table:table-cell>
          <table:table-cell table:formula="of:=[.E30]/[.E33]" office:value-type="float" office:value="5.38076010572326" calcext:value-type="float">
            <text:p>5,3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17845" calcext:value-type="float">
            <text:p>2417845</text:p>
          </table:table-cell>
          <table:table-cell table:formula="of:=[.E30]/[.E34]" office:value-type="float" office:value="6.85965601599772" calcext:value-type="float">
            <text:p>6,8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97293" calcext:value-type="float">
            <text:p>1997293</text:p>
          </table:table-cell>
          <table:table-cell table:formula="of:=[.E30]/[.E35]" office:value-type="float" office:value="8.30403200732191" calcext:value-type="float">
            <text:p>8,30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s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69694" calcext:value-type="float">
            <text:p>1869694</text:p>
          </table:table-cell>
          <table:table-cell table:formula="of:=[.E30]/[.E36]" office:value-type="float" office:value="8.8707483684496" calcext:value-type="float">
            <text:p>8,87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 </text:p>
          </table:table-cell>
          <table:table-cell office:value-type="string" calcext:value-type="string">
            <text:p>nthreads </text:p>
          </table:table-cell>
          <table:table-cell office:value-type="string" calcext:value-type="string">
            <text:p>size </text:p>
          </table:table-cell>
          <table:table-cell office:value-type="string" calcext:value-type="string">
            <text:p>repetitions </text:p>
          </table:table-cell>
          <table:table-cell office:value-type="string" calcext:value-type="string">
            <text:p>usec</text:p>
          </table:table-cell>
          <table:table-cell table:style-name="ce1" office:value-type="string" calcext:value-type="string">
            <text:p>speed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5558143" calcext:value-type="float">
            <text:p>5558143</text:p>
          </table:table-cell>
          <table:table-cell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2827618" calcext:value-type="float">
            <text:p>2827618</text:p>
          </table:table-cell>
          <table:table-cell table:formula="of:=[.E38]/[.E39]" office:value-type="float" office:value="1.96566261779349" calcext:value-type="float">
            <text:p>1,9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4" calcext:value-type="float">
            <text:p>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000" calcext:value-type="float">
            <text:p>2000</text:p>
          </table:table-cell>
          <table:table-cell office:value-type="float" office:value="1414373" calcext:value-type="float">
            <text:p>1414373</text:p>
          </table:table-cell>
          <table:table-cell table:formula="of:=[.E38]/[.E40]" office:value-type="float" office:value="3.9297575674875" calcext:value-type="float">
            <text:p>3,9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6" calcext:value-type="float">
            <text:p>6</text:p>
          </table:table-cell>
          <table:table-cell office:value-type="float" office:value="166667" calcext:value-type="float">
            <text:p>166667</text:p>
          </table:table-cell>
          <table:table-cell office:value-type="float" office:value="2000" calcext:value-type="float">
            <text:p>2000</text:p>
          </table:table-cell>
          <table:table-cell office:value-type="float" office:value="1029848" calcext:value-type="float">
            <text:p>1029848</text:p>
          </table:table-cell>
          <table:table-cell table:formula="of:=[.E38]/[.E41]" office:value-type="float" office:value="5.39705179793523" calcext:value-type="float">
            <text:p>5,3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8" calcext:value-type="float">
            <text:p>8</text:p>
          </table:table-cell>
          <table:table-cell office:value-type="float" office:value="125000" calcext:value-type="float">
            <text:p>125000</text:p>
          </table:table-cell>
          <table:table-cell office:value-type="float" office:value="2000" calcext:value-type="float">
            <text:p>2000</text:p>
          </table:table-cell>
          <table:table-cell office:value-type="float" office:value="829420" calcext:value-type="float">
            <text:p>829420</text:p>
          </table:table-cell>
          <table:table-cell table:formula="of:=[.E38]/[.E42]" office:value-type="float" office:value="6.7012406259796" calcext:value-type="float">
            <text:p>6,7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63501" calcext:value-type="float">
            <text:p>663501</text:p>
          </table:table-cell>
          <table:table-cell table:formula="of:=[.E38]/[.E43]" office:value-type="float" office:value="8.37699264959661" calcext:value-type="float">
            <text:p>8,37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83334" calcext:value-type="float">
            <text:p>83334</text:p>
          </table:table-cell>
          <table:table-cell office:value-type="float" office:value="2000" calcext:value-type="float">
            <text:p>2000</text:p>
          </table:table-cell>
          <table:table-cell office:value-type="float" office:value="561099" calcext:value-type="float">
            <text:p>561099</text:p>
          </table:table-cell>
          <table:table-cell table:formula="of:=[.E38]/[.E44]" office:value-type="float" office:value="9.90581519482302" calcext:value-type="float">
            <text:p>9,9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" calcext:value-type="float">
            <text:p>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33743805" calcext:value-type="float">
            <text:p>33743805</text:p>
          </table:table-cell>
          <table:table-cell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2" calcext:value-type="float">
            <text:p>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6924313" calcext:value-type="float">
            <text:p>16924313</text:p>
          </table:table-cell>
          <table:table-cell table:formula="of:=[.E45]/[.E46]" office:value-type="float" office:value="1.99380648419821" calcext:value-type="float">
            <text:p>1,9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4" calcext:value-type="float">
            <text:p>4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8866469" calcext:value-type="float">
            <text:p>8866469</text:p>
          </table:table-cell>
          <table:table-cell table:formula="of:=[.E45]/[.E47]" office:value-type="float" office:value="3.80577713630984" calcext:value-type="float">
            <text:p>3,8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551983" calcext:value-type="float">
            <text:p>6551983</text:p>
          </table:table-cell>
          <table:table-cell table:formula="of:=[.E45]/[.E48]" office:value-type="float" office:value="5.15016675104316" calcext:value-type="float">
            <text:p>5,1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8" calcext:value-type="float">
            <text:p>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000" calcext:value-type="float">
            <text:p>2000</text:p>
          </table:table-cell>
          <table:table-cell office:value-type="float" office:value="6475129" calcext:value-type="float">
            <text:p>6475129</text:p>
          </table:table-cell>
          <table:table-cell table:formula="of:=[.E45]/[.E49]" office:value-type="float" office:value="5.21129463212239" calcext:value-type="float">
            <text:p>5,2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000" calcext:value-type="float">
            <text:p>2000</text:p>
          </table:table-cell>
          <table:table-cell office:value-type="float" office:value="7038421" calcext:value-type="float">
            <text:p>7038421</text:p>
          </table:table-cell>
          <table:table-cell table:formula="of:=[.E45]/[.E50]" office:value-type="float" office:value="4.79422941594429" calcext:value-type="float">
            <text:p>4,7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500000" calcext:value-type="float">
            <text:p>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7127187" calcext:value-type="float">
            <text:p>7127187</text:p>
          </table:table-cell>
          <table:table-cell table:formula="of:=[.E45]/[.E51]" office:value-type="float" office:value="4.7345193833135" calcext:value-type="float">
            <text:p>4,7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" calcext:value-type="float">
            <text:p>1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1694409" calcext:value-type="float">
            <text:p>1694409</text:p>
          </table:table-cell>
          <table:table-cell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2" calcext:value-type="float">
            <text:p>2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847274" calcext:value-type="float">
            <text:p>847274</text:p>
          </table:table-cell>
          <table:table-cell table:formula="of:=[.E52]/[.E53]" office:value-type="float" office:value="1.99983594445244" calcext:value-type="float">
            <text:p>1,9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4" calcext:value-type="float">
            <text:p>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455321" calcext:value-type="float">
            <text:p>455321</text:p>
          </table:table-cell>
          <table:table-cell table:formula="of:=[.E52]/[.E54]" office:value-type="float" office:value="3.7213504318931" calcext:value-type="float">
            <text:p>3,7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316397" calcext:value-type="float">
            <text:p>316397</text:p>
          </table:table-cell>
          <table:table-cell table:formula="of:=[.E52]/[.E55]" office:value-type="float" office:value="5.35532574581934" calcext:value-type="float">
            <text:p>5,3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8" calcext:value-type="float">
            <text:p>8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41776" calcext:value-type="float">
            <text:p>241776</text:p>
          </table:table-cell>
          <table:table-cell table:formula="of:=[.E52]/[.E56]" office:value-type="float" office:value="7.00817699027199" calcext:value-type="float">
            <text:p>7,0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196290" calcext:value-type="float">
            <text:p>196290</text:p>
          </table:table-cell>
          <table:table-cell table:formula="of:=[.E52]/[.E57]" office:value-type="float" office:value="8.63217178664221" calcext:value-type="float">
            <text:p>8,6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178248" calcext:value-type="float">
            <text:p>178248</text:p>
          </table:table-cell>
          <table:table-cell table:formula="of:=[.E52]/[.E58]" office:value-type="float" office:value="9.50590749966339" calcext:value-type="float">
            <text:p>9,5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" calcext:value-type="float">
            <text:p>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float" office:value="67713325" calcext:value-type="float">
            <text:p>67713325</text:p>
          </table:table-cell>
          <table:table-cell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2" calcext:value-type="float">
            <text:p>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float" office:value="33909479" calcext:value-type="float">
            <text:p>33909479</text:p>
          </table:table-cell>
          <table:table-cell table:formula="of:=[.E59]/[.E60]" office:value-type="float" office:value="1.99688485334735" calcext:value-type="float">
            <text:p>1,9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4" calcext:value-type="float">
            <text:p>4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float" office:value="17628255" calcext:value-type="float">
            <text:p>17628255</text:p>
          </table:table-cell>
          <table:table-cell table:formula="of:=[.E59]/[.E61]" office:value-type="float" office:value="3.84118138749411" calcext:value-type="float">
            <text:p>3,8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float" office:value="12784866" calcext:value-type="float">
            <text:p>12784866</text:p>
          </table:table-cell>
          <table:table-cell table:formula="of:=[.E59]/[.E62]" office:value-type="float" office:value="5.29636564043769" calcext:value-type="float">
            <text:p>5,2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8" calcext:value-type="float">
            <text:p>8</text:p>
          </table:table-cell>
          <table:table-cell office:value-type="float" office:value="750000" calcext:value-type="float">
            <text:p>750000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float" office:value="12859858" calcext:value-type="float">
            <text:p>12859858</text:p>
          </table:table-cell>
          <table:table-cell table:formula="of:=[.E59]/[.E63]" office:value-type="float" office:value="5.26547999208078" calcext:value-type="float">
            <text:p>5,2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float" office:value="13510253" calcext:value-type="float">
            <text:p>13510253</text:p>
          </table:table-cell>
          <table:table-cell table:formula="of:=[.E59]/[.E64]" office:value-type="float" office:value="5.01199533421025" calcext:value-type="float">
            <text:p>5,0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500000" calcext:value-type="float">
            <text:p>500000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float" office:value="13651474" calcext:value-type="float">
            <text:p>13651474</text:p>
          </table:table-cell>
          <table:table-cell table:formula="of:=[.E59]/[.E65]" office:value-type="float" office:value="4.9601475269264" calcext:value-type="float">
            <text:p>4,9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000000" calcext:value-type="float">
            <text:p>1000000</text:p>
          </table:table-cell>
          <table:table-cell table:style-name="Default" office:value-type="float" office:value="16621179" calcext:value-type="float">
            <text:p>16621179</text:p>
          </table:table-cell>
          <table:table-cell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00000" calcext:value-type="float">
            <text:p>1000000</text:p>
          </table:table-cell>
          <table:table-cell table:style-name="Default" office:value-type="float" office:value="8380831" calcext:value-type="float">
            <text:p>8380831</text:p>
          </table:table-cell>
          <table:table-cell table:formula="of:=[.E66]/[.E67]" office:value-type="float" office:value="1.98323758109429" calcext:value-type="float">
            <text:p>1,9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" calcext:value-type="float">
            <text:p>1000000</text:p>
          </table:table-cell>
          <table:table-cell table:style-name="Default" office:value-type="float" office:value="4247213" calcext:value-type="float">
            <text:p>4247213</text:p>
          </table:table-cell>
          <table:table-cell table:formula="of:=[.E66]/[.E68]" office:value-type="float" office:value="3.91343193760238" calcext:value-type="float">
            <text:p>3,9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style-name="Default" office:value-type="float" office:value="3125255" calcext:value-type="float">
            <text:p>3125255</text:p>
          </table:table-cell>
          <table:table-cell table:formula="of:=[.E66]/[.E69]" office:value-type="float" office:value="5.31834330318646" calcext:value-type="float">
            <text:p>5,3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1000000" calcext:value-type="float">
            <text:p>1000000</text:p>
          </table:table-cell>
          <table:table-cell table:style-name="Default" office:value-type="float" office:value="2369893" calcext:value-type="float">
            <text:p>2369893</text:p>
          </table:table-cell>
          <table:table-cell table:formula="of:=[.E66]/[.E70]" office:value-type="float" office:value="7.01347233820261" calcext:value-type="float">
            <text:p>7,0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1000000" calcext:value-type="float">
            <text:p>1000000</text:p>
          </table:table-cell>
          <table:table-cell table:style-name="Default" office:value-type="float" office:value="1979392" calcext:value-type="float">
            <text:p>1979392</text:p>
          </table:table-cell>
          <table:table-cell table:formula="of:=[.E66]/[.E71]" office:value-type="float" office:value="8.39711335602044" calcext:value-type="float">
            <text:p>8,3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style-name="Default" office:value-type="float" office:value="1724457" calcext:value-type="float">
            <text:p>1724457</text:p>
          </table:table-cell>
          <table:table-cell table:formula="of:=[.E66]/[.E72]" office:value-type="float" office:value="9.63850011916795" calcext:value-type="float">
            <text:p>9,638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3:39:54.1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6.3$Windows_X86_64 LibreOffice_project/5896ab1714085361c45cf540f76f60673dd96a72</meta:generator>
    <dc:date>2020-03-25T13:48:16.796000000</dc:date>
    <meta:editing-duration>PT38M12S</meta:editing-duration>
    <meta:editing-cycles>8</meta:editing-cycles>
    <meta:document-statistic meta:table-count="1" meta:cell-count="4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66cm" svg:height="16.071cm" xlink:href=".." xlink:type="simple" chart:class="chart:bar" chart:style-name="ch1">
        <chart:title svg:x="12.823cm" svg:y="0.457cm" chart:style-name="ch2">
          <text:p>Aceleração com OpenMP</text:p>
        </chart:title>
        <chart:legend chart:legend-position="end" svg:x="28.815cm" svg:y="7.736cm" style:legend-expansion="high" chart:style-name="ch3"/>
        <chart:plot-area chart:style-name="ch4" table:cell-range-address="Sheet1.B37:Sheet1.B72 Sheet1.F37:Sheet1.F72" chart:data-source-has-labels="both" svg:x="0.617cm" svg:y="1.557cm" svg:width="27.581cm" svg:height="13.212cm">
          <chartooo:coordinate-region svg:x="2.085cm" svg:y="1.756cm" svg:width="26.113cm" svg:height="12.366cm"/>
          <chart:axis chart:dimension="x" chart:name="primary-x" chart:style-name="ch5" chartooo:axis-type="auto">
            <chartooo:date-scale/>
            <chart:title svg:x="13.754cm" svg:y="15.09cm" chart:style-name="ch6">
              <text:p>Threads</text:p>
            </chart:title>
            <chart:categories table:cell-range-address="Sheet1.B38:Sheet1.B7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F38:Sheet1.F72" chart:label-cell-address="Sheet1.F37:Sheet1.F37" chart:class="chart:bar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F37:Sheet1.F3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8:Sheet1.B72</svg:desc>
                </draw:g>
              </table:table-cell>
              <table:table-cell office:value-type="float" office:value="0">
                <text:p>0</text:p>
                <draw:g>
                  <svg:desc>Sheet1.F38:Sheet1.F7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6566261779349">
                <text:p>1.965662617793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297575674875">
                <text:p>3.92975756748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39705179793523">
                <text:p>5.39705179793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7012406259796">
                <text:p>6.70124062597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37699264959661">
                <text:p>8.376992649596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90581519482302">
                <text:p>9.9058151948230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380648419821">
                <text:p>1.993806484198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80577713630984">
                <text:p>3.805777136309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15016675104316">
                <text:p>5.150166751043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21129463212239">
                <text:p>5.211294632122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79422941594429">
                <text:p>4.794229415944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7345193833135">
                <text:p>4.73451938331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983594445244">
                <text:p>1.999835944452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7213504318931">
                <text:p>3.72135043189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35532574581934">
                <text:p>5.355325745819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00817699027199">
                <text:p>7.008176990271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63217178664221">
                <text:p>8.632171786642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50590749966339">
                <text:p>9.5059074996633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688485334735">
                <text:p>1.996884853347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84118138749411">
                <text:p>3.841181387494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29636564043769">
                <text:p>5.296365640437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26547999208078">
                <text:p>5.265479992080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01199533421025">
                <text:p>5.011995334210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9601475269264">
                <text:p>4.96014752692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8323758109429">
                <text:p>1.98323758109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1343193760238">
                <text:p>3.913431937602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31834330318646">
                <text:p>5.318343303186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01347233820261">
                <text:p>7.013472338202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39711335602044">
                <text:p>8.397113356020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63850011916795">
                <text:p>9.638500119167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628cm" svg:height="15.865cm" xlink:href=".." xlink:type="simple" chart:class="chart:bar" chart:style-name="ch1">
        <chart:title svg:x="12.678cm" svg:y="0.453cm" chart:style-name="ch2">
          <text:p>Aceleração com Pthreads</text:p>
        </chart:title>
        <chart:legend chart:legend-position="end" svg:x="28.577cm" svg:y="7.633cm" style:legend-expansion="high" chart:style-name="ch3"/>
        <chart:plot-area chart:style-name="ch4" table:cell-range-address="Sheet1.B1:Sheet1.B36 Sheet1.F1:Sheet1.F36" chart:data-source-has-labels="both" svg:x="0.612cm" svg:y="1.549cm" svg:width="27.353cm" svg:height="13.018cm">
          <chartooo:coordinate-region svg:x="2.08cm" svg:y="1.749cm" svg:width="25.885cm" svg:height="12.171cm"/>
          <chart:axis chart:dimension="x" chart:name="primary-x" chart:style-name="ch5" chartooo:axis-type="auto">
            <chartooo:date-scale/>
            <chart:title svg:x="13.635cm" svg:y="14.884cm" chart:style-name="ch6">
              <text:p>Threads</text:p>
            </chart:title>
            <chart:categories table:cell-range-address="Sheet1.B2:Sheet1.B3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F2:Sheet1.F36" chart:label-cell-address="Sheet1.F1:Sheet1.F1" chart:class="chart:bar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:Sheet1.B36</svg:desc>
                </draw:g>
              </table:table-cell>
              <table:table-cell office:value-type="float" office:value="0">
                <text:p>0</text:p>
                <draw:g>
                  <svg:desc>Sheet1.F2:Sheet1.F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0377864821355">
                <text:p>2.003778648213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89807033773597">
                <text:p>3.898070337735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4769621713475">
                <text:p>5.47696217134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84991195520378">
                <text:p>6.849911955203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5746546766431">
                <text:p>8.57465467664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1002682709015">
                <text:p>10.100268270901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918066894775">
                <text:p>1.999180668947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78034607413337">
                <text:p>3.780346074133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29705806136554">
                <text:p>5.297058061365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46744744433224">
                <text:p>5.467447444332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0415279375991">
                <text:p>5.041527937599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91479274719316">
                <text:p>4.9147927471931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8984109369097">
                <text:p>1.989841093690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7002708750442">
                <text:p>3.970027087504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27933433356616">
                <text:p>5.279334333566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92724537731545">
                <text:p>6.927245377315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57874699065002">
                <text:p>8.578746990650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86996978356601">
                <text:p>9.8699697835660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067713281724">
                <text:p>1.990677132817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69926473636769">
                <text:p>3.699264736367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1403347486172">
                <text:p>5.14033474861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31011041598367">
                <text:p>5.310110415983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88407380472736">
                <text:p>4.884073804727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83275652080841">
                <text:p>4.8327565208084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8894468770233">
                <text:p>1.988944687702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0298557864162">
                <text:p>3.902985578641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38076010572326">
                <text:p>5.380760105723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85965601599772">
                <text:p>6.859656015997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30403200732191">
                <text:p>8.3040320073219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8707483684496">
                <text:p>8.87074836844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